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97" calcext:value-type="float">
            <text:p>497</text:p>
          </table:table-cell>
          <table:table-cell office:value-type="float" office:value="840" calcext:value-type="float">
            <text:p>840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2.62195121951" calcext:value-type="float">
            <text:p>2.6219512195</text:p>
          </table:table-cell>
          <table:table-cell office:value-type="float" office:value="2.85365853659" calcext:value-type="float">
            <text:p>2.853658536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47" calcext:value-type="float">
            <text:p>547</text:p>
          </table:table-cell>
          <table:table-cell office:value-type="float" office:value="382" calcext:value-type="float">
            <text:p>382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3414634146" calcext:value-type="float">
            <text:p>1.1341463415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3.37804878049" calcext:value-type="float">
            <text:p>3.378048780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53" calcext:value-type="float">
            <text:p>853</text:p>
          </table:table-cell>
          <table:table-cell office:value-type="float" office:value="584" calcext:value-type="float">
            <text:p>584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89024390244" calcext:value-type="float">
            <text:p>1.8902439024</text:p>
          </table:table-cell>
          <table:table-cell office:value-type="float" office:value="1.73170731707" calcext:value-type="float">
            <text:p>1.731707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52" calcext:value-type="float">
            <text:p>652</text:p>
          </table:table-cell>
          <table:table-cell office:value-type="float" office:value="719" calcext:value-type="float">
            <text:p>719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39024390244" calcext:value-type="float">
            <text:p>1.3902439024</text:p>
          </table:table-cell>
          <table:table-cell office:value-type="float" office:value="2.37804878049" calcext:value-type="float">
            <text:p>2.3780487805</text:p>
          </table:table-cell>
          <table:table-cell office:value-type="float" office:value="2.73170731707" calcext:value-type="float">
            <text:p>2.731707317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93" calcext:value-type="float">
            <text:p>593</text:p>
          </table:table-cell>
          <table:table-cell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9512195122" calcext:value-type="float">
            <text:p>1.1951219512</text:p>
          </table:table-cell>
          <table:table-cell office:value-type="float" office:value="1.60975609756" calcext:value-type="float">
            <text:p>1.6097560976</text:p>
          </table:table-cell>
          <table:table-cell office:value-type="float" office:value="1.56097560976" calcext:value-type="float">
            <text:p>1.560975609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41" calcext:value-type="float">
            <text:p>84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69512195122" calcext:value-type="float">
            <text:p>1.6951219512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2.20731707317" calcext:value-type="float">
            <text:p>2.207317073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85" calcext:value-type="float">
            <text:p>885</text:p>
          </table:table-cell>
          <table:table-cell office:value-type="float" office:value="632" calcext:value-type="float">
            <text:p>632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80487804878" calcext:value-type="float">
            <text:p>1.8048780488</text:p>
          </table:table-cell>
          <table:table-cell office:value-type="float" office:value="1.87804878049" calcext:value-type="float">
            <text:p>1.8780487805</text:p>
          </table:table-cell>
          <table:table-cell office:value-type="float" office:value="2.35365853659" calcext:value-type="float">
            <text:p>2.353658536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49" calcext:value-type="float">
            <text:p>649</text:p>
          </table:table-cell>
          <table:table-cell office:value-type="float" office:value="565" calcext:value-type="float">
            <text:p>565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34146341463" calcext:value-type="float">
            <text:p>1.3414634146</text:p>
          </table:table-cell>
          <table:table-cell office:value-type="float" office:value="1.68292682927" calcext:value-type="float">
            <text:p>1.6829268293</text:p>
          </table:table-cell>
          <table:table-cell office:value-type="float" office:value="2.24390243902" calcext:value-type="float">
            <text:p>2.24390243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34146341463" calcext:value-type="float">
            <text:p>1.3414634146</text:p>
          </table:table-cell>
          <table:table-cell office:value-type="float" office:value="1.64634146341" calcext:value-type="float">
            <text:p>1.6463414634</text:p>
          </table:table-cell>
          <table:table-cell office:value-type="float" office:value="1.4512195122" calcext:value-type="float">
            <text:p>1.451219512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72" calcext:value-type="float">
            <text:p>672</text:p>
          </table:table-cell>
          <table:table-cell office:value-type="float" office:value="556" calcext:value-type="float">
            <text:p>556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37804878049" calcext:value-type="float">
            <text:p>1.3780487805</text:p>
          </table:table-cell>
          <table:table-cell office:value-type="float" office:value="1.70731707317" calcext:value-type="float">
            <text:p>1.7073170732</text:p>
          </table:table-cell>
          <table:table-cell office:value-type="float" office:value="3.35365853659" calcext:value-type="float">
            <text:p>3.3536585366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686.9" calcext:value-type="float">
            <text:p>686.9</text:p>
          </table:table-cell>
          <table:table-cell table:style-name="ce2" table:formula="of:=AVERAGE([.C1:.C20])" office:value-type="float" office:value="577.4" calcext:value-type="float">
            <text:p>577.4</text:p>
          </table:table-cell>
          <table:table-cell table:style-name="ce2" table:formula="of:=AVERAGE([.D1:.D20])" office:value-type="float" office:value="670.1" calcext:value-type="float">
            <text:p>670.1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 table:formula="of:=AVERAGE([.M1:.M20])" office:value-type="float" office:value="1.420731707316" calcext:value-type="float">
            <text:p>1.4207317073</text:p>
          </table:table-cell>
          <table:table-cell table:formula="of:=AVERAGE([.N1:.N20])" office:value-type="float" office:value="1.745121951219" calcext:value-type="float">
            <text:p>1.7451219512</text:p>
          </table:table-cell>
          <table:table-cell table:formula="of:=AVERAGE([.O1:.O20])" office:value-type="float" office:value="2.513414634148" calcext:value-type="float">
            <text:p>2.5134146341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497" calcext:value-type="float">
            <text:p>497</text:p>
          </table:table-cell>
          <table:table-cell table:style-name="Default" table:formula="of:=MIN([.C1:.C20])" office:value-type="float" office:value="382" calcext:value-type="float">
            <text:p>382</text:p>
          </table:table-cell>
          <table:table-cell table:style-name="Default" table:formula="of:=MIN([.D1:.D20])" office:value-type="float" office:value="400" calcext:value-type="float">
            <text:p>400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885" calcext:value-type="float">
            <text:p>885</text:p>
          </table:table-cell>
          <table:table-cell table:style-name="Default" table:formula="of:=MAX([.C1:.C20])" office:value-type="float" office:value="840" calcext:value-type="float">
            <text:p>840</text:p>
          </table:table-cell>
          <table:table-cell table:style-name="Default" table:formula="of:=MAX([.D1:.D20])" office:value-type="float" office:value="884" calcext:value-type="float">
            <text:p>884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132.478467852117" calcext:value-type="float">
            <text:p>132.4784678521</text:p>
          </table:table-cell>
          <table:table-cell table:style-name="Default" table:formula="of:=SQRT(VAR([.C1:.C20]))" office:value-type="float" office:value="137.104339829197" calcext:value-type="float">
            <text:p>137.1043398292</text:p>
          </table:table-cell>
          <table:table-cell table:style-name="Default" table:formula="of:=SQRT(VAR([.D1:.D20]))" office:value-type="float" office:value="161.331577125428" calcext:value-type="float">
            <text:p>161.3315771254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ime start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Default" office:value-type="float" office:value="55" calcext:value-type="float">
            <text:p>5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7:19:07.819570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8-30T17:19:46.690351130</dc:date>
    <meta:editing-duration>PT20H40M36S</meta:editing-duration>
    <meta:editing-cycles>35</meta:editing-cycles>
    <meta:generator>LibreOffice/4.2.8.2$Linux_X86_64 LibreOffice_project/420m0$Build-2</meta:generator>
    <meta:document-statistic meta:table-count="1" meta:cell-count="161" meta:object-count="0"/>
  </office:meta>
</office:document-meta>
</file>